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56pt"/>
    </style:style>
    <style:style style:name="co2" style:family="table-column">
      <style:table-column-properties fo:break-before="auto" style:column-width="54.71pt"/>
    </style:style>
    <style:style style:name="co3" style:family="table-column">
      <style:table-column-properties fo:break-before="auto" style:column-width="24.49pt"/>
    </style:style>
    <style:style style:name="co4" style:family="table-column">
      <style:table-column-properties fo:break-before="auto" style:column-width="34.89pt"/>
    </style:style>
    <style:style style:name="co5" style:family="table-column">
      <style:table-column-properties fo:break-before="auto" style:column-width="43.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79.99pt"/>
    </style:style>
    <style:style style:name="co8" style:family="table-column">
      <style:table-column-properties fo:break-before="auto" style:column-width="35.21pt"/>
    </style:style>
    <style:style style:name="co9" style:family="table-column">
      <style:table-column-properties fo:break-before="auto" style:column-width="59.24pt"/>
    </style:style>
    <style:style style:name="co10" style:family="table-column">
      <style:table-column-properties fo:break-before="auto" style:column-width="58.96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105.9pt"/>
    </style:style>
    <style:style style:name="co13" style:family="table-column">
      <style:table-column-properties fo:break-before="auto" style:column-width="89.4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3.8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a19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7a19a"/>
    </style:style>
    <style:style style:name="ce4" style:family="table-cell" style:parent-style-name="Default">
      <style:table-cell-properties fo:background-color="#c7a0c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7a0cb"/>
    </style:style>
    <style:style style:name="ce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fff45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450"/>
    </style:style>
  </office:automatic-styles>
  <office:body>
    <office:spreadsheet>
      <table:calculation-settings table:automatic-find-labels="false" table:use-regular-expressions="false" table:use-wildcards="true"/>
      <table:table table:name="best_fast_attack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hp</text:p>
          </table:table-cell>
          <table:table-cell table:style-name="ce2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4" office:value-type="string" calcext:value-type="string">
            <text:p>special_attack</text:p>
          </table:table-cell>
          <table:table-cell table:style-name="ce1" office:value-type="string" calcext:value-type="string">
            <text:p>special_defense</text:p>
          </table:table-cell>
          <table:table-cell table:style-name="ce6" office:value-type="string" calcext:value-type="string">
            <text:p>speed</text:p>
          </table:table-cell>
          <table:table-cell table:style-name="ce8" office:value-type="string" calcext:value-type="string">
            <text:p>best_attack</text:p>
          </table:table-cell>
          <table:table-cell table:style-name="ce1" office:value-type="string" calcext:value-type="string">
            <text:p>total_attack</text:p>
          </table:table-cell>
          <table:table-cell table:style-name="ce1" office:value-type="string" calcext:value-type="string">
            <text:p>total_defense</text:p>
          </table:table-cell>
          <table:table-cell table:style-name="ce1" office:value-type="string" calcext:value-type="string">
            <text:p>total_hp_and_defense</text:p>
          </table:table-cell>
          <table:table-cell table:style-name="ce1" office:value-type="string" calcext:value-type="string">
            <text:p>attack_and_speed</text:p>
          </table:table-cell>
          <table:table-cell table:style-name="ce1" office:value-type="string" calcext:value-type="string">
            <text:p>special_attack_and_speed</text:p>
          </table:table-cell>
          <table:table-cell table:style-name="ce1" office:value-type="string" calcext:value-type="string">
            <text:p>best_attack_and_speed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slaking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315" calcext:value-type="float">
            <text:p>315</text:p>
          </table:table-cell>
          <table:table-cell office:value-type="float" office:value="260" calcext:value-type="float">
            <text:p>260</text:p>
          </table:table-cell>
          <table:table-cell office:value-type="float" office:value="195" calcext:value-type="float">
            <text:p>195</text:p>
          </table:table-cell>
          <table:table-cell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wtwo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180" calcext:value-type="float">
            <text:p>180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oxys-normal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alga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oudo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yog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kia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yquaza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shira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ekrom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xorus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cheop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rmanitan-standard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akazam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rygon-z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lamence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lcarona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spe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archomp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88" calcext:value-type="float">
            <text:p>288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ngar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-oh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yurem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ios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eldeo-ordinary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rrakion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loetta-aria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zelf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ydreigon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office:value-type="float" office:value="272" calcext:value-type="float">
            <text:p>27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ndorus-incarnate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9" calcext:value-type="float">
            <text:p>259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enshao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ltre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serade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undurus-incarnat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nadus-incarnat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p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float" office:value="218" calcext:value-type="float">
            <text:p>218</text:p>
          </table:table-cell>
          <table:table-cell office:value-type="float" office:value="152" calcext:value-type="float">
            <text:p>15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nesect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adab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arpedo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araptor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eavile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170" calcext:value-type="float">
            <text:p>170</text:p>
          </table:table-cell>
          <table:table-cell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oroark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rookodile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anmega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te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275" calcext:value-type="float">
            <text:p>275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unter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ynx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cario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ikou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nfeza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ngoose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canin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od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undoom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olte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ti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afeon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60" calcext:value-type="float">
            <text:p>260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lligant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rizard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241" calcext:value-type="float">
            <text:p>24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urant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57" calcext:value-type="float">
            <text:p>157</text:p>
          </table:table-cell>
          <table:table-cell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yphlosio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241" calcext:value-type="float">
            <text:p>24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oatzel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ectric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meape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eptile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fernape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avanny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gilyph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ccelgor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mbipom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lebi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ugtrio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ygon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iratina-altered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irachi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linklang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gma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phy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r-mim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idash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sbuck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olipede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armi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uro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ctini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ebstrik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mipou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misag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misea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alvantula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inccino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yogon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ectabuzz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liscor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angaskhan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265" calcext:value-type="float">
            <text:p>265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204" calcext:value-type="float">
            <text:p>20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easel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tu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sculin-red-striped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tot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balion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pion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arow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gia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injask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ichu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omot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rizion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epard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anna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ovyl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rkrow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usle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ny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ellow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rugly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inetales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icat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oslass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olb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tank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dgeot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goro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obat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himsicot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urret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punny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245" calcext:value-type="float">
            <text:p>245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molga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nun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rperi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x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anm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oone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sia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ine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lcatty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liwhir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let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umpluff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ltor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liwa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owt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chirisu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vdisc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1009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3T06:58:01.656000000</dc:date>
    <meta:editing-duration>PT18H18M6S</meta:editing-duration>
    <meta:editing-cycles>1</meta:editing-cycles>
    <meta:document-statistic meta:table-count="1" meta:cell-count="2325" meta:object-count="0"/>
    <meta:generator>LibreOffice/6.0.5.2$Windows_X86_64 LibreOffice_project/54c8cbb85f300ac59db32fe8a675ff7683cd5a16</meta:generator>
  </office:meta>
</office:document-meta>
</file>